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1200000017C46C5EB0.png" manifest:media-type="image/png"/>
  <manifest:file-entry manifest:full-path="Pictures/20000001000001C20000024697194A6F.svg" manifest:media-type="image/svg+xml"/>
  <manifest:file-entry manifest:full-path="Pictures/10000201000000EB0000002BA4074246.png" manifest:media-type="image/png"/>
  <manifest:file-entry manifest:full-path="Pictures/20000001000016BD00000422E276F49B.svg" manifest:media-type="image/svg+xml"/>
  <manifest:file-entry manifest:full-path="Pictures/10000201000003F6000000ACBC95D76E.png" manifest:media-type="image/png"/>
  <manifest:file-entry manifest:full-path="Pictures/200000010000622F000010892CDC1246.svg" manifest:media-type="image/svg+xml"/>
  <manifest:file-entry manifest:full-path="Pictures/10000000000003200000025831C25979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4" svg:font-family="'Lohit Hindi'"/>
    <style:font-face style:name="OpenSymbol2" svg:font-family="OpenSymbol, 'Arial Unicode MS'"/>
    <style:font-face style:name="Albany3" svg:font-family="Albany" style:font-family-generic="swiss"/>
    <style:font-face style:name="Courier New1" svg:font-family="'Courier New'" style:font-family-generic="modern" style:font-pitch="fixed"/>
    <style:font-face style:name="Droid Sans Mono2" svg:font-family="'Droid Sans Mono'" style:font-family-generic="modern" style:font-pitch="fixed"/>
    <style:font-face style:name="HAN NOM A2" svg:font-family="'HAN NOM A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Albany1" svg:font-family="Albany" style:font-family-generic="modern" style:font-pitch="variable"/>
    <style:font-face style:name="Courier New" svg:font-family="'Courier New'" style:font-family-generic="modern" style:font-pitch="variable"/>
    <style:font-face style:name="Droid Sans Mono1" svg:font-family="'Droid Sans Mono'" style:font-family-generic="modern" style:font-pitch="variable"/>
    <style:font-face style:name="HAN NOM A1" svg:font-family="'HAN NOM A'" style:font-family-generic="modern" style:font-pitch="variable"/>
    <style:font-face style:name="Lohit Hindi2" svg:font-family="'Lohit Hindi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lbany2" svg:font-family="Albany" style:font-family-generic="swiss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AR PL UMing CN" svg:font-family="'AR PL UMing CN'" style:font-family-generic="system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cmc_5f_presentation_5f_template-title">
      <style:graphic-properties draw:auto-grow-height="true" fo:min-height="3.506cm"/>
    </style:style>
    <style:style style:name="pr2" style:family="presentation" style:parent-style-name="hcmc_5f_presentation_5f_template-subtitle">
      <style:graphic-properties draw:fill-color="#ffffff" draw:auto-grow-height="true" fo:min-height="12.18cm"/>
    </style:style>
    <style:style style:name="pr3" style:family="presentation" style:parent-style-name="hcmc_5f_presentation_5f_template-notes">
      <style:graphic-properties draw:fill-color="#ffffff" draw:auto-grow-height="true" fo:min-height="12.572cm"/>
    </style:style>
    <style:style style:name="pr4" style:family="presentation" style:parent-style-name="hcmc_5f_presentation_5f_template-title">
      <style:graphic-properties fo:min-height="3.506cm"/>
    </style:style>
    <style:style style:name="pr5" style:family="presentation" style:parent-style-name="hcmc_5f_presentation_5f_template-notes">
      <style:graphic-properties draw:fill-color="#ffffff" fo:min-height="12.572cm"/>
    </style:style>
    <style:style style:name="pr6" style:family="presentation" style:parent-style-name="hcmc_5f_presentation_5f_template-outline1">
      <style:graphic-properties fo:min-height="10.897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800000" fo:font-style="italic" style:font-style-asian="italic" style:font-style-complex="italic"/>
    </style:style>
    <style:style style:name="T3" style:family="text">
      <style:text-properties fo:color="#000096" style:text-outline="false" style:text-line-through-style="none" style:text-line-through-type="none" style:text-position="0% 100%" style:font-name="Albany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f5844c" style:text-outline="false" style:text-line-through-style="none" style:text-line-through-type="none" style:text-position="0% 100%" style:font-name="Albany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ff8040" style:text-outline="false" style:text-line-through-style="none" style:text-line-through-type="none" style:text-position="0% 100%" style:font-name="Albany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993300" style:text-outline="false" style:text-line-through-style="none" style:text-line-through-type="none" style:text-position="0% 100%" style:font-name="Albany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Albany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Albany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96" style:text-outline="false" style:text-line-through-style="none" style:text-line-through-type="none" style:text-position="0% 100%" style:font-name="Albany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32pt" style:language-asian="zh" style:country-asian="CN" style:font-style-asian="normal" style:font-weight-asian="normal" style:font-name-complex="Tahoma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f5844c" style:text-outline="false" style:text-line-through-style="none" style:text-line-through-type="none" style:text-position="0% 100%" style:font-name="Albany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32pt" style:language-asian="zh" style:country-asian="CN" style:font-style-asian="normal" style:font-weight-asian="normal" style:font-name-complex="Tahoma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ff8040" style:text-outline="false" style:text-line-through-style="none" style:text-line-through-type="none" style:text-position="0% 100%" style:font-name="Albany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32pt" style:language-asian="zh" style:country-asian="CN" style:font-style-asian="normal" style:font-weight-asian="normal" style:font-name-complex="Tahoma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993300" style:text-outline="false" style:text-line-through-style="none" style:text-line-through-type="none" style:text-position="0% 100%" style:font-name="Albany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32pt" style:language-asian="zh" style:country-asian="CN" style:font-style-asian="normal" style:font-weight-asian="normal" style:font-name-complex="Tahoma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Albany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32pt" style:language-asian="zh" style:country-asian="CN" style:font-style-asian="normal" style:font-weight-asian="normal" style:font-name-complex="Tahoma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12pt" fo:font-style="normal" style:font-size-asian="12pt" style:font-style-asian="normal" style:font-size-complex="12pt" style:font-style-complex="normal"/>
    </style:style>
    <style:style style:name="T16" style:family="text">
      <style:text-properties fo:color="#000096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f5844c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ff8040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993300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3" style:family="text">
      <style:text-properties style:font-name="Albany3" fo:font-size="28pt" fo:font-weight="normal" style:font-size-asian="28pt" style:font-weight-asian="normal" style:font-size-complex="28pt" style:font-weight-complex="normal"/>
    </style:style>
    <style:style style:name="T24" style:family="text">
      <style:text-properties style:font-name="Albany3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5" style:family="text">
      <style:text-properties style:font-name="Albany3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color="#000096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f5844c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ff8040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993300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cmc_5f_presentation_5f_template" presentation:presentation-page-layout-name="AL1T0">
        <office:forms form:automatic-focus="false" form:apply-design-mode="false"/>
        <draw:frame presentation:style-name="pr1" draw:layer="layout" svg:width="24cm" svg:height="4.267cm" svg:x="2.162cm" svg:y="3.734cm" presentation:class="title" presentation:user-transformed="true">
          <draw:text-box>
            <text:p>Introduction to TEI and XML Encoding:<text:line-break/><text:line-break/>@xml:ids and Linking</text:p>
          </draw:text-box>
        </draw:frame>
        <draw:frame presentation:style-name="pr2" draw:layer="layout" svg:width="23cm" svg:height="12.18cm" svg:x="2.5cm" svg:y="5.5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cmc_5f_presentation_5f_template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Pointing at things</text:p>
          </draw:text-box>
        </draw:frame>
        <draw:frame presentation:style-name="hcmc_5f_presentation_5f_template-outline1" draw:layer="layout" svg:width="23cm" svg:height="12.18cm" svg:x="2.5cm" svg:y="5.514cm" presentation:class="outline">
          <draw:text-box>
            <text:list text:style-name="L2">
              <text:list-item>
                <text:p xml:id="id1" text:id="id1">We very often need to point from one element in a file to another.</text:p>
              </text:list-item>
              <text:list-item>
                <text:p xml:id="id2" text:id="id2">In order to do this, we have to be able to identify the thing we're pointing at.</text:p>
              </text:list-item>
              <text:list-item>
                <text:p xml:id="id3" text:id="id3">We do that with the @xml:id attribute.</text:p>
              </text:list-item>
              <text:list-item>
                <text:p xml:id="id4" text:id="id4">It's such a good thing, it has its own W3C specification: <text:a xlink:href="http://www.w3.org/TR/xml-id/" xlink:type="simple">http://www.w3.org/TR/xml-id/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cmc_5f_presentation_5f_template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@xml:id</text:p>
          </draw:text-box>
        </draw:frame>
        <draw:frame presentation:style-name="hcmc_5f_presentation_5f_template-outline1" draw:layer="layout" svg:width="23cm" svg:height="12.18cm" svg:x="2.5cm" svg:y="5.514cm" presentation:class="outline">
          <draw:text-box>
            <text:list text:style-name="L2">
              <text:list-item>
                <text:p xml:id="id5" text:id="id5">Must be unique in the document</text:p>
              </text:list-item>
              <text:list-item>
                <text:p xml:id="id6" text:id="id6">Must begin with a letter or an underscore</text:p>
              </text:list-item>
              <text:list-item>
                <text:p xml:id="id7" text:id="id7">Must contain only letters, numbers or underscores</text:p>
              </text:list-item>
              <text:list-item>
                <text:p xml:id="id8" text:id="id8">For instance:<text:line-break/><text:tab/>fred <text:s text:c="4"/>fred_bloggs <text:s text:c="4"/>fred57 <text:s text:c="4"/>our_fred</text:p>
              </text:list-item>
              <text:list-item>
                <text:p xml:id="id9" text:id="id9">But <text:span text:style-name="T1">not:</text:span><text:span text:style-name="T1"><text:line-break/></text:span><text:span text:style-name="T1"> <text:s text:c="4"/></text:span><text:span text:style-name="T2">2895 <text:s text:c="3"/>bloggs,fred <text:s text:c="3"/>57fred <text:s text:c="4"/>our fre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cmc_5f_presentation_5f_template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Linking a name to a personography</text:p>
          </draw:text-box>
        </draw:frame>
        <draw:frame presentation:style-name="hcmc_5f_presentation_5f_template-outline1" draw:layer="layout" svg:width="23cm" svg:height="12.18cm" svg:x="2.476cm" svg:y="5.466cm" presentation:class="outline" presentation:user-transformed="true">
          <draw:text-box>
            <text:list text:style-name="L2">
              <text:list-header>
                <text:p xml:id="id10" text:id="id10">In the header:</text:p>
              </text:list-header>
            </text:list>
            <text:p xml:id="id11" text:id="id11"><text:span text:style-name="T3">&lt;person</text:span><text:span text:style-name="T4"> xml:id</text:span><text:span text:style-name="T5">=</text:span><text:span text:style-name="T6">"HOGA1"</text:span><text:span text:style-name="T3">&gt;</text:span><text:span text:style-name="T7"><text:line-break/></text:span><text:span text:style-name="T7"> <text:s/></text:span><text:span text:style-name="T3">&lt;persName&gt;&lt;forename&gt;</text:span><text:span text:style-name="T7">William</text:span><text:span text:style-name="T3">&lt;/forename&gt;</text:span><text:span text:style-name="T7"> </text:span><text:span text:style-name="T3">&lt;surname&gt;</text:span><text:span text:style-name="T7">Hogarth</text:span><text:span text:style-name="T3">&lt;/surname&gt;&lt;/persName&gt;</text:span><text:span text:style-name="T7"><text:line-break/></text:span><text:span text:style-name="T7"> <text:s/></text:span><text:span text:style-name="T3">&lt;birth</text:span><text:span text:style-name="T4"> when-custom</text:span><text:span text:style-name="T5">=</text:span><text:span text:style-name="T6">"1697"</text:span><text:span text:style-name="T4"> datingMethod</text:span><text:span text:style-name="T5">=</text:span><text:span text:style-name="T6">"mol:julian"</text:span><text:span text:style-name="T3">/&gt;</text:span><text:span text:style-name="T7"><text:line-break/></text:span><text:span text:style-name="T7"> <text:s/></text:span><text:span text:style-name="T3">&lt;death</text:span><text:span text:style-name="T4"> when</text:span><text:span text:style-name="T5">=</text:span><text:span text:style-name="T6">"1764"</text:span><text:span text:style-name="T3">/&gt;</text:span><text:span text:style-name="T7"><text:line-break/></text:span><text:span text:style-name="T7"> <text:s/></text:span><text:span text:style-name="T3">&lt;note&gt;</text:span><text:span text:style-name="T7"><text:line-break/></text:span><text:span text:style-name="T7"> <text:s text:c="3"/></text:span><text:span text:style-name="T3">&lt;p&gt;</text:span><text:span text:style-name="T7">Painter and engraver.</text:span><text:span text:style-name="T3">&lt;/p&gt;</text:span><text:span text:style-name="T7"><text:line-break/></text:span><text:span text:style-name="T7"> <text:s text:c="3"/></text:span><text:span text:style-name="T3">&lt;ptr</text:span><text:span text:style-name="T4"> target</text:span><text:span text:style-name="T5">=</text:span><text:span text:style-name="T6">"www.oxforddnb.com/view/article/13464"</text:span><text:span text:style-name="T3">/&gt;</text:span><text:span text:style-name="T7"><text:line-break/></text:span><text:span text:style-name="T7"> <text:s/></text:span><text:span text:style-name="T3">&lt;/note&gt;</text:span><text:span text:style-name="T7"><text:line-break/></text:span><text:span text:style-name="T3">&lt;/person&gt;</text:span></text:p>
            <text:list text:continue-numbering="true" text:style-name="L2">
              <text:list-header>
                <text:p xml:id="id12" text:id="id12"><text:span text:style-name="T8">In the text:</text:span></text:p>
              </text:list-header>
            </text:list>
            <text:p xml:id="id13" text:id="id13"><text:span text:style-name="T7">...immortalized in </text:span><text:span text:style-name="T3">&lt;persName</text:span><text:span text:style-name="T4"> ref</text:span><text:span text:style-name="T5">=</text:span><text:span text:style-name="T6">"#HOGA1"</text:span><text:span text:style-name="T3">&gt;</text:span><text:span text:style-name="T7">William Hogarth</text:span><text:span text:style-name="T3">&lt;/persName&gt;</text:span><text:span text:style-name="T7">’s infamous </text:span><text:span text:style-name="T3">&lt;title&gt;</text:span><text:span text:style-name="T7">Rake’s Progress</text:span><text:span text:style-name="T3">&lt;/title&gt;</text:span><text:span text:style-name="T7">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cmc_5f_presentation_5f_template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Pointing to other files</text:p>
          </draw:text-box>
        </draw:frame>
        <draw:frame presentation:style-name="hcmc_5f_presentation_5f_template-outline1" draw:layer="layout" svg:width="23cm" svg:height="12.18cm" svg:x="2.5cm" svg:y="5.514cm" presentation:class="outline">
          <draw:text-box>
            <text:list text:style-name="L2">
              <text:list-item>
                <text:p xml:id="id14" text:id="id14">“#HOGA1” = “an element in this document with the @xml:id value <text:span text:style-name="T1">HOGA1</text:span>”.</text:p>
              </text:list-item>
              <text:list-item>
                <text:p xml:id="id15" text:id="id15">But what if your personography is in a different file?</text:p>
              </text:list-item>
            </text:list>
            <text:p xml:id="id16" text:id="id16"><text:span text:style-name="T9"><text:s text:c="4"/></text:span><text:span text:style-name="T9">&lt;persName</text:span><text:span text:style-name="T10"> <text:s text:c="3"/></text:span><text:span text:style-name="T10"><text:line-break/></text:span><text:span text:style-name="T10"> <text:s text:c="8"/>ref</text:span><text:span text:style-name="T11">=</text:span><text:span text:style-name="T12">"personography.xml#HOGA1"</text:span><text:span text:style-name="T9">&gt;</text:span><text:span text:style-name="T9"><text:line-break/></text:span><text:span text:style-name="T9"> <text:s text:c="8"/></text:span><text:span text:style-name="T13">William Hogarth</text:span><text:span text:style-name="T13"><text:line-break/></text:span><text:span text:style-name="T13"> <text:s text:c="3"/></text:span><text:span text:style-name="T9">&lt;/persName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cmc_5f_presentation_5f_template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Pointing to different folders</text:p>
          </draw:text-box>
        </draw:frame>
        <draw:frame presentation:style-name="hcmc_5f_presentation_5f_template-outline1" draw:layer="layout" svg:width="23cm" svg:height="12.321cm" svg:x="2.5cm" svg:y="5.514cm" presentation:class="outline" presentation:user-transformed="true">
          <draw:text-box>
            <text:list text:style-name="L2">
              <text:list-item>
                <text:p xml:id="id17" text:id="id17">“personography.xml#HOGA1” = “an element with the @xml:id <text:span text:style-name="T1">HOGA1</text:span><text:span text:style-name="T14"> inside a file called </text:span><text:span text:style-name="T1">personography.xml</text:span><text:span text:style-name="T14"> in the same directory as this file.”</text:span></text:p>
              </text:list-item>
              <text:list-item>
                <text:p xml:id="id18" text:id="id18"><text:span text:style-name="T14">But what if your personography file is somewhere else in the directory tree?</text:span></text:p>
              </text:list-item>
            </text:list>
            <text:p xml:id="id19" text:id="id19"><text:span text:style-name="T9">&lt;persName</text:span><text:span text:style-name="T10"> </text:span><text:span text:style-name="T10"><text:line-break/></text:span><text:span text:style-name="T10"> <text:s text:c="3"/>ref</text:span><text:span text:style-name="T11">=</text:span><text:span text:style-name="T12">"../ographies/personography.xml#HOGA1"</text:span><text:span text:style-name="T9">&gt;</text:span><text:span text:style-name="T9"><text:line-break/></text:span><text:span text:style-name="T9"> <text:s text:c="7"/></text:span><text:span text:style-name="T13">William Hogarth</text:span><text:span text:style-name="T13"><text:line-break/></text:span><text:span text:style-name="T9">&lt;/persName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cmc_5f_presentation_5f_template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Relative URIs</text:p>
          </draw:text-box>
        </draw:frame>
        <draw:frame presentation:style-name="hcmc_5f_presentation_5f_template-outline1" draw:layer="layout" svg:width="23cm" svg:height="12.18cm" svg:x="2.5cm" svg:y="5.514cm" presentation:class="outline">
          <draw:text-box>
            <text:list text:style-name="L2">
              <text:list-item>
                <text:p xml:id="id20" text:id="id20">../ <text:s/>= <text:s/>“up the tree one level”</text:p>
              </text:list-item>
              <text:list-item>
                <text:p xml:id="id21" text:id="id21">../ographies/ <text:s text:c="2"/>= “up the tree one level and down into the <text:span text:style-name="T1">ographies</text:span><text:span text:style-name="T14"> directory”</text:span></text:p>
              </text:list-item>
              <text:list-item>
                <text:p xml:id="id22" text:id="id22"><text:span text:style-name="T14">Relative URIs can quickly become long and ungainly.</text:span></text:p>
              </text:list-item>
              <text:list-item>
                <text:p xml:id="id23" text:id="id23"><text:span text:style-name="T14">Keep your project structure simple.</text:span></text:p>
              </text:list-item>
              <text:list-item>
                <text:p xml:id="id24" text:id="id24"><text:span text:style-name="T14">Or investigate </text:span><text:span text:style-name="T1">Private URI Schemes</text:span><text:span text:style-name="T14">, coming soon to the TEI Guidelines </text:span><text:span text:style-name="T15">(if I have my wa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cmc_5f_presentation_5f_template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Absolute URIs</text:p>
          </draw:text-box>
        </draw:frame>
        <draw:frame presentation:style-name="pr6" draw:layer="layout" svg:width="23cm" svg:height="10.897cm" svg:x="2.5cm" svg:y="6.797cm" presentation:class="outline" presentation:user-transformed="true">
          <draw:text-box>
            <text:list text:style-name="L2">
              <text:list-item>
                <text:p>URIs external to your project work just the way you would expect:<text:line-break/></text:p>
                <text:p><text:span text:style-name="T16">&lt;ref</text:span><text:span text:style-name="T17"> <text:s text:c="3"/></text:span><text:span text:style-name="T17"><text:line-break/></text:span><text:span text:style-name="T17"> <text:s text:c="3"/>target</text:span><text:span text:style-name="T18">=</text:span><text:span text:style-name="T19">"</text:span><text:span text:style-name="T19"><text:a xlink:href="http://www.oxforddnb.com/view/article/13464" xlink:type="simple">http://www.oxforddnb.com/view/article/13464</text:a></text:span><text:span text:style-name="T20">"</text:span><text:span text:style-name="T16">&gt;</text:span><text:span text:style-name="T16"><text:line-break/></text:span><text:span text:style-name="T16"> <text:s text:c="7"/></text:span><text:span text:style-name="T21">William Hogarth</text:span><text:span text:style-name="T21"><text:line-break/></text:span><text:span text:style-name="T16">&lt;/ref&gt;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cmc_5f_presentation_5f_template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Pointing attributes</text:p>
          </draw:text-box>
        </draw:frame>
        <draw:frame presentation:style-name="hcmc_5f_presentation_5f_template-outline1" draw:layer="layout" svg:width="23cm" svg:height="12.18cm" svg:x="2.5cm" svg:y="5.514cm" presentation:class="outline">
          <draw:text-box>
            <text:list text:style-name="L2">
              <text:list-item>
                <text:p xml:id="id25" text:id="id25">There are many, including:</text:p>
              </text:list-item>
              <text:list-item>
                <text:p xml:id="id26" text:id="id26">@corresp</text:p>
              </text:list-item>
              <text:list-item>
                <text:p xml:id="id27" text:id="id27">@ref</text:p>
              </text:list-item>
              <text:list-item>
                <text:p xml:id="id28" text:id="id28">@target</text:p>
              </text:list-item>
              <text:list-item>
                <text:p xml:id="id29" text:id="id29">@resp</text:p>
              </text:list-item>
              <text:list-item>
                <text:p xml:id="id30" text:id="id30">@facs points to facsimile elements or images.</text:p>
              </text:list-item>
              <text:list-item>
                <text:p xml:id="id31" text:id="id31">Type “data.pointer” into the lookup tool...</text:p>
              </text:list-item>
            </text:list>
          </draw:text-box>
        </draw:frame>
        <draw:frame draw:style-name="gr2" draw:text-style-name="P1" draw:layer="layout" svg:width="3.283cm" svg:height="4.248cm" svg:x="20.238cm" svg:y="2.695cm">
          <draw:image xlink:href="Pictures/20000001000001C20000024697194A6F.svg" xlink:type="simple" xlink:show="embed" xlink:actuate="onLoad">
            <text:p/>
          </draw:image>
          <draw:image xlink:href="Pictures/100002010000001200000017C46C5EB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cmc_5f_presentation_5f_template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Multiple pointers</text:p>
          </draw:text-box>
        </draw:frame>
        <draw:frame presentation:style-name="hcmc_5f_presentation_5f_template-outline1" draw:layer="layout" svg:width="23cm" svg:height="12.18cm" svg:x="2.5cm" svg:y="5.514cm" presentation:class="outline" presentation:user-transformed="true">
          <draw:text-box>
            <text:list text:style-name="L2">
              <text:list-item>
                <text:p xml:id="id32" text:id="id32">Most pointing attributes are defined like this:<text:line-break/><text:line-break/><text:span text:style-name="T22">Datatype: 1–∞ occurrences of data.pointer</text:span></text:p>
              </text:list-item>
              <text:list-item>
                <text:p xml:id="id33" text:id="id33"><text:span text:style-name="T23">That means you can have this:</text:span><text:span text:style-name="T23"><text:line-break/></text:span><text:span text:style-name="T23"><text:line-break/></text:span><text:span text:style-name="T22">resp=”#jenstad_j #estill_l #holmes_m”</text:span></text:p>
              </text:list-item>
              <text:list-item>
                <text:p xml:id="id34" text:id="id34"><text:span text:style-name="T23">Spaces separate the pointers.</text:span></text:p>
              </text:list-item>
              <text:list-item>
                <text:p xml:id="id35" text:id="id35"><text:span text:style-name="T24">This is one reason you can never put spaces in file and folder names!</text:span><text:span text:style-name="T25"> (There are lots of others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cmc_5f_presentation_5f_template" presentation:presentation-page-layout-name="AL2T1">
        <draw:frame presentation:style-name="pr4" draw:layer="layout" svg:width="24cm" svg:height="3.506cm" svg:x="2cm" svg:y="1.537cm" presentation:class="title" presentation:user-transformed="true">
          <draw:text-box>
            <text:p>Avoiding broken pointers</text:p>
          </draw:text-box>
        </draw:frame>
        <draw:frame presentation:style-name="hcmc_5f_presentation_5f_template-outline1" draw:layer="layout" svg:width="23cm" svg:height="12.18cm" svg:x="2.5cm" svg:y="5.514cm" presentation:class="outline">
          <draw:text-box>
            <text:list text:style-name="L2">
              <text:list-item>
                <text:p xml:id="id36" text:id="id36">Organize files and folders before you start pointing at things. </text:p>
              </text:list-item>
              <text:list-item>
                <text:p xml:id="id37" text:id="id37">Name your ids well.<text:line-break/>(Encoding hell will slowly go by...)</text:p>
              </text:list-item>
              <text:list-item>
                <text:p xml:id="id38" text:id="id38">Don't forget the hash.</text:p>
              </text:list-item>
              <text:list-item>
                <text:p xml:id="id39" text:id="id39">What is this pointing at?<text:line-break/><text:line-break/> <text:s text:c="2"/><text:span text:style-name="T26">&lt;persName</text:span><text:span text:style-name="T27"> ref</text:span><text:span text:style-name="T28">=</text:span><text:span text:style-name="T29">"HOGA1"</text:span><text:span text:style-name="T26">&gt;</text:span><text:span text:style-name="T30">William Hogarth</text:span><text:span text:style-name="T26">&lt;/persName&gt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4" svg:font-family="'Lohit Hindi'"/>
    <style:font-face style:name="OpenSymbol2" svg:font-family="OpenSymbol, 'Arial Unicode MS'"/>
    <style:font-face style:name="Albany3" svg:font-family="Albany" style:font-family-generic="swiss"/>
    <style:font-face style:name="Courier New1" svg:font-family="'Courier New'" style:font-family-generic="modern" style:font-pitch="fixed"/>
    <style:font-face style:name="Droid Sans Mono2" svg:font-family="'Droid Sans Mono'" style:font-family-generic="modern" style:font-pitch="fixed"/>
    <style:font-face style:name="HAN NOM A2" svg:font-family="'HAN NOM A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Albany1" svg:font-family="Albany" style:font-family-generic="modern" style:font-pitch="variable"/>
    <style:font-face style:name="Courier New" svg:font-family="'Courier New'" style:font-family-generic="modern" style:font-pitch="variable"/>
    <style:font-face style:name="Droid Sans Mono1" svg:font-family="'Droid Sans Mono'" style:font-family-generic="modern" style:font-pitch="variable"/>
    <style:font-face style:name="HAN NOM A1" svg:font-family="'HAN NOM A'" style:font-family-generic="modern" style:font-pitch="variable"/>
    <style:font-face style:name="Lohit Hindi2" svg:font-family="'Lohit Hindi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lbany2" svg:font-family="Albany" style:font-family-generic="swiss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AR PL UMing CN" svg:font-family="'AR PL UMing CN'" style:font-family-generic="system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3200000025831C2597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2pt" style:language-asian="hi" style:country-asian="IN" style:font-name-complex="Droid Sans1" style:font-family-complex="'Droid Sans'" style:font-family-generic-complex="swiss" style:font-pitch-complex="variabl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Droid Sans1" style:font-family-complex="'Droid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name-complex="Droid Sans1" style:font-family-complex="'Droid Sans'" style:font-family-generic-complex="swiss" style:font-pitch-complex="variable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roid Sans Mono2" fo:font-family="'Droid Sans Mono'" style:font-family-generic="modern" style:font-pitch="fixed" fo:font-size="10pt" style:font-name-asian="Lohit Hindi3" style:font-family-asian="'Lohit Hindi'" style:font-family-generic-asian="modern" style:font-pitch-asian="fixed" style:font-size-asian="10pt" style:font-name-complex="HAN NOM A2" style:font-family-complex="'HAN NOM A'" style:font-family-generic-complex="modern" style:font-pitch-complex="fixed"/>
    </style:style>
    <style:style style:name="Index" style:family="graphic">
      <style:paragraph-properties style:text-autospace="none"/>
      <style:text-properties style:font-name-asian="Lohit Hindi4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4" style:font-family-asian="'Lohit Hindi'"/>
    </style:style>
    <style:style style:name="Highlighted" style:family="graphic" style:parent-style-name="standard">
      <style:graphic-properties draw:stroke-dash="Dashed_20__28_var_29__20_2" draw:fill-color="#ffff66" draw:fill-gradient-name="Gradient_20_7" draw:fill-hatch-name="Hatching_20_1" draw:fill-image-name="Bitmape_20_1" draw:fill-image-width="0cm" draw:fill-image-height="0cm" fo:min-height="12.18cm" draw:shadow="visible" draw:shadow-offset-x="0.203cm" draw:shadow-offset-y="0.203cm">
        <text:list-style style:name="Highlighted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35cm" fo:margin-bottom="0.63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lbany" fo:font-family="Albany" style:font-family-generic="roman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family-asian="'Andale Sans UI'" style:font-family-generic-asian="system" style:font-pitch-asian="variable" style:font-size-asian="32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cmc_5f_presentation_5f_template-background" style:display-name="hcmc_presentation_template-background" style:family="presentation">
      <style:graphic-properties draw:stroke="none" draw:fill="bitmap" draw:fill-image-name="Bitmape_20_2" style:repeat="stretch"/>
    </style:style>
    <style:style style:name="hcmc_5f_presentation_5f_template-backgroundobjects" style:display-name="hcmc_presentation_template-backgroundobjects" style:family="presentation">
      <style:graphic-properties draw:shadow="hidden" draw:shadow-offset-x="0.3cm" draw:shadow-offset-y="0.3cm" draw:shadow-color="#808080"/>
    </style:style>
    <style:style style:name="hcmc_5f_presentation_5f_template-notes" style:display-name="hcmc_presentation_template-notes" style:family="presentation">
      <style:graphic-properties draw:stroke="none" draw:fill="none">
        <text:list-style style:name="hcmc_5f_presentation_5f_template-notes" style:display-name="hcmc_presentation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cmc_5f_presentation_5f_template-outline1" style:display-name="hcmc_presentation_template-outline1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2.18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hcmc_5f_presentation_5f_template-outline1" style:display-name="hcmc_presentation_template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35cm" fo:margin-bottom="0.635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lbany" fo:font-family="Albany" style:font-family-generic="roman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family-asian="'Andale Sans UI'" style:font-family-generic-asian="system" style:font-pitch-asian="variable" style:font-size-asian="32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hcmc_5f_presentation_5f_template-outline2" style:display-name="hcmc_presentation_template-outline2" style:family="presentation" style:parent-style-name="hcmc_5f_presentation_5f_templat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hcmc_5f_presentation_5f_template-outline3" style:display-name="hcmc_presentation_template-outline3" style:family="presentation" style:parent-style-name="hcmc_5f_presentation_5f_templat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cmc_5f_presentation_5f_template-outline4" style:display-name="hcmc_presentation_template-outline4" style:family="presentation" style:parent-style-name="hcmc_5f_presentation_5f_templat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cmc_5f_presentation_5f_template-outline5" style:display-name="hcmc_presentation_template-outline5" style:family="presentation" style:parent-style-name="hcmc_5f_presentation_5f_templat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cmc_5f_presentation_5f_template-outline6" style:display-name="hcmc_presentation_template-outline6" style:family="presentation" style:parent-style-name="hcmc_5f_presentation_5f_templat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cmc_5f_presentation_5f_template-outline7" style:display-name="hcmc_presentation_template-outline7" style:family="presentation" style:parent-style-name="hcmc_5f_presentation_5f_templat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cmc_5f_presentation_5f_template-outline8" style:display-name="hcmc_presentation_template-outline8" style:family="presentation" style:parent-style-name="hcmc_5f_presentation_5f_templat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cmc_5f_presentation_5f_template-outline9" style:display-name="hcmc_presentation_template-outline9" style:family="presentation" style:parent-style-name="hcmc_5f_presentation_5f_templat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cmc_5f_presentation_5f_template-subtitle" style:display-name="hcmc_presentation_template-subtitle" style:family="presentation">
      <style:graphic-properties draw:stroke="none" draw:fill="none" draw:textarea-vertical-align="middle">
        <text:list-style style:name="hcmc_5f_presentation_5f_template-subtitle" style:display-name="hcmc_presentation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cmc_5f_presentation_5f_template-title" style:display-name="hcmc_presentation_template-title" style:family="presentation">
      <style:graphic-properties draw:stroke="none" draw:fill="none" draw:fill-image-width="0cm" draw:fill-image-height="0cm" draw:textarea-vertical-align="middle" draw:shadow="visible">
        <text:list-style style:name="hcmc_5f_presentation_5f_template-title" style:display-name="hcmc_presentation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cmc_5f_presentation_5f_template-outline1">
      <style:graphic-properties fo:min-height="12.18cm"/>
    </style:style>
    <style:style style:name="Mpr5" style:family="presentation" style:parent-style-name="hcmc_5f_presentation_5f_template-backgroundobjects">
      <style:graphic-properties draw:stroke="none" draw:fill="none" draw:fill-color="#ffffff" draw:auto-grow-height="false" fo:min-height="1.449cm"/>
    </style:style>
    <style:style style:name="Mpr6" style:family="presentation" style:parent-style-name="hcmc_5f_presentation_5f_template-backgroundobjects">
      <style:graphic-properties draw:stroke="none" draw:fill="none" draw:fill-color="#ffffff" draw:auto-grow-height="false" fo:min-height="1.485cm"/>
    </style:style>
    <style:style style:name="Mpr7" style:family="presentation" style:parent-style-name="hcmc_5f_presentation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end"/>
      <style:text-properties fo:font-size="16pt" fo:font-style="italic" fo:font-weight="bold" style:font-size-asian="18pt" style:font-weight-asian="bold" style:font-size-complex="18pt" style:font-weight-complex="bold"/>
    </style:style>
    <style:style style:name="MP10" style:family="paragraph">
      <style:text-properties fo:font-size="16pt" fo:font-style="italic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font-style="italic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2.237cm" presentation:class="title" presentation:placeholder="true">
        <draw:text-box/>
      </draw:frame>
      <draw:frame presentation:style-name="Default-outline1" draw:layer="backgroundobjects" svg:width="24.639cm" svg:height="12.18cm" svg:x="1.4cm" svg:y="6.1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6.338cm" svg:height="1.067cm" svg:x="1.282cm" svg:y="0.965cm">
        <draw:image xlink:href="Pictures/200000010000622F000010892CDC1246.svg" xlink:type="simple" xlink:show="embed" xlink:actuate="onLoad">
          <text:p/>
        </draw:image>
        <draw:image xlink:href="Pictures/10000201000003F6000000ACBC95D76E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cmc_5f_presentation_5f_template" style:display-name="hcmc_presentation_template" style:page-layout-name="PM1" draw:style-name="Mdp2">
      <draw:frame presentation:style-name="hcmc_5f_presentation_5f_template-title" draw:layer="backgroundobjects" svg:width="24cm" svg:height="3.506cm" svg:x="2cm" svg:y="1.537cm" presentation:class="title" presentation:placeholder="true">
        <draw:text-box/>
      </draw:frame>
      <draw:frame presentation:style-name="Mpr4" draw:layer="backgroundobjects" svg:width="23cm" svg:height="12.18cm" svg:x="2.5cm" svg:y="5.5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5" draw:layer="backgroundobjects" svg:width="6.523cm" svg:height="1.448cm" svg:x="1.7cm" svg:y="17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7.9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19.676cm" svg:y="17.9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4" draw:layer="backgroundobjects" svg:width="5.82cm" svg:height="1.057cm" svg:x="1.27cm" svg:y="0.254cm">
        <draw:image xlink:href="Pictures/20000001000016BD00000422E276F49B.svg" xlink:type="simple" xlink:show="embed" xlink:actuate="onLoad">
          <text:p/>
        </draw:image>
        <draw:image xlink:href="Pictures/10000201000000EB0000002BA4074246.png" xlink:type="simple" xlink:show="embed" xlink:actuate="onLoad"/>
      </draw:frame>
      <draw:frame draw:style-name="Mgr4" draw:text-style-name="MP9" draw:layer="backgroundobjects" svg:width="12.192cm" svg:height="0.886cm" svg:x="15.494cm" svg:y="0.508cm">
        <draw:text-box>
          <text:p text:style-name="MP8"><text:span text:style-name="MT2">MH, GN &amp; SA</text:span></text:p>
        </draw:text-box>
      </draw:frame>
      <draw:frame draw:style-name="Mgr4" draw:text-style-name="MP9" draw:layer="backgroundobjects" svg:width="14.732cm" svg:height="0.886cm" svg:x="12.7cm" svg:y="19.812cm">
        <draw:text-box>
          <text:p text:style-name="MP8"><text:span text:style-name="MT2">Introduction to TEI and XML</text:span></text:p>
        </draw:text-box>
      </draw:frame>
      <draw:frame draw:style-name="Mgr4" draw:text-style-name="MP10" draw:layer="backgroundobjects" svg:width="7.62cm" svg:height="0.886cm" svg:x="1.57cm" svg:y="19.812cm">
        <draw:text-box>
          <text:p><text:span text:style-name="MT2">Spring 2015</text:span></text:p>
        </draw:text-box>
      </draw:frame>
      <presentation:notes style:page-layout-name="PM0">
        <draw:page-thumbnail presentation:style-name="hcmc_5f_presentation_5f_template-title" draw:layer="backgroundobjects" svg:width="15.265cm" svg:height="10.476cm" svg:x="3.161cm" svg:y="2.123cm" presentation:class="page"/>
        <draw:frame presentation:style-name="hcmc_5f_presentation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02T10:30:11</meta:creation-date>
    <meta:editing-duration>PT19H19M15S</meta:editing-duration>
    <meta:editing-cycles>45</meta:editing-cycles>
    <meta:generator>LibreOffice/4.2.3.3$Linux_X86_64 LibreOffice_project/420m0$Build-3</meta:generator>
    <meta:initial-creator>mholmes </meta:initial-creator>
    <dc:date>2014-06-10T16:19:41.484898012</dc:date>
    <dc:creator>reviewer </dc:creator>
    <meta:document-statistic meta:object-count="82"/>
  </office:meta>
</office:document-meta>
</file>